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aily Scrum Meeting 1:</text:p>
      <text:p text:style-name="Standard">Gruppe 1: Implementierung der IncreaseRed in arbeit, einlesen in die vorher entwickelte API von gruppe 3</text:p>
      <text:p text:style-name="Standard">Gruppe 2: Support Gruppe 3, Implementierung von CountAndShowLED, Verzögerung durch User Story von Gruppe 3</text:p>
      <text:p text:style-name="Standard">Gruppe 3: Arbeit an ButtonCount, erhält Support von Gruppe 2</text:p>
      <text:p text:style-name="Standard"/>
      <text:p text:style-name="Standard">Daily Scrum Meeting 2:</text:p>
      <text:p text:style-name="Standard">Gruppe 1: implementierung fertig, test wirft noch fehler</text:p>
      <text:p text:style-name="Standard">Gruppe 2: implementation fertig, an test wid noch gearbeitet</text:p>
      <text:p text:style-name="Standard">Gruppe 3: demo klasse buttoncount funktioniert, test wirft noch fehler,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09:47:00Z</meta:creation-date>
    <dc:date>2018-02-03T10:10:00Z</dc:date>
    <meta:template xlink:href="Normal" xlink:type="simple"/>
    <meta:editing-cycles>1</meta:editing-cycles>
    <meta:editing-duration>PT0S</meta:editing-duration>
    <meta:document-statistic meta:page-count="1" meta:paragraph-count="1" meta:word-count="70" meta:character-count="510" meta:row-count="3" meta:non-whitespace-character-count="441"/>
  </office:meta>
</office:document-meta>
</file>